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officeooo:paragraph-rsid="00075c42" style:font-size-asian="11pt" style:font-size-complex="11pt"/>
    </style:style>
    <style:style style:name="P3" style:family="paragraph" style:parent-style-name="Standard">
      <style:text-properties style:font-name="Arial" fo:font-size="10.5pt" style:font-size-asian="10.5pt" style:font-size-complex="10.5pt"/>
    </style:style>
    <style:style style:name="T1" style:family="text">
      <style:text-properties style:font-name="LiberationSerif"/>
    </style:style>
    <style:style style:name="T2" style:family="text">
      <style:text-properties fo:color="#0000ff" loext:opacity="100%" style:font-name="LiberationSerif" fo:font-size="12pt" fo:font-style="normal" fo:font-weight="normal" style:font-size-asian="12pt" style:font-style-asian="normal" style:font-weight-asian="normal"/>
    </style:style>
    <style:style style:name="T3" style:family="text">
      <style:text-properties fo:color="#0000ff" loext:opacity="100%" fo:font-size="12pt" fo:font-style="normal" fo:font-weight="normal" style:font-size-asian="12pt" style:font-style-asian="normal" style:font-weight-asian="normal"/>
    </style:style>
    <style:style style:name="T4" style:family="text">
      <style:text-properties fo:color="#0000ff" loext:opacity="100%" fo:font-style="normal" fo:font-weight="normal" style:font-style-asian="normal" style:font-weight-asian="normal"/>
    </style:style>
    <style:style style:name="T5" style:family="text">
      <style:text-properties style:font-name="LiberationSerif-Bold"/>
    </style:style>
    <style:style style:name="T6" style:family="text">
      <style:text-properties style:font-name="LiberationSerif-Bold" officeooo:rsid="00075c42"/>
    </style:style>
    <style:style style:name="T7" style:family="text">
      <style:text-properties fo:color="#000000" loext:opacity="100%" style:font-name="LiberationSerif-Bold" fo:font-size="16pt" fo:font-style="normal" fo:font-weight="bold" style:font-size-asian="16pt" style:font-style-asian="normal" style:font-weight-asian="bold"/>
    </style:style>
    <style:style style:name="T8" style:family="text">
      <style:text-properties fo:color="#000000" loext:opacity="100%" style:font-name="LiberationSerif-Bold" fo:font-size="16pt" fo:font-style="normal" fo:font-weight="bold" officeooo:rsid="00075c42" style:font-size-asian="16pt" style:font-style-asian="normal" style:font-weight-asian="bold"/>
    </style:style>
    <style:style style:name="T9" style:family="text">
      <style:text-properties fo:color="#000000" loext:opacity="100%" style:font-name="LiberationSerif-Bold" fo:font-size="12pt" fo:font-style="normal" fo:font-weight="bold" style:font-size-asian="12pt" style:font-style-asian="normal" style:font-weight-asian="bold"/>
    </style:style>
    <style:style style:name="T10" style:family="text">
      <style:text-properties fo:color="#000000" loext:opacity="100%" style:font-name="ArialMT" fo:font-size="11pt" fo:font-style="normal" fo:font-weight="normal" style:font-size-asian="11pt" style:font-style-asian="normal" style:font-weight-asian="normal"/>
    </style:style>
    <style:style style:name="T11" style:family="text">
      <style:text-properties fo:color="#000000" loext:opacity="100%" fo:font-size="16pt" fo:font-style="normal" fo:font-weight="bold" officeooo:rsid="00075c42" style:font-size-asian="16pt" style:font-style-asian="normal" style:font-weight-asian="bold"/>
    </style:style>
    <style:style style:name="T12" style:family="text">
      <style:text-properties fo:color="#000000" loext:opacity="100%" fo:font-size="16pt" fo:font-style="normal" fo:font-weight="bold" style:font-size-asian="16pt" style:font-style-asian="normal" style:font-weight-asian="bold"/>
    </style:style>
    <style:style style:name="T13" style:family="text">
      <style:text-properties fo:color="#000000" loext:opacity="100%" fo:font-size="12pt" fo:font-style="normal" fo:font-weight="bold" style:font-size-asian="12pt" style:font-style-asian="normal" style:font-weight-asian="bold"/>
    </style:style>
    <style:style style:name="T14" style:family="text">
      <style:text-properties fo:color="#000000" loext:opacity="100%" fo:font-size="11pt" fo:font-style="normal" fo:font-weight="normal" style:font-size-asian="11pt" style:font-style-asian="normal" style:font-weight-asian="normal"/>
    </style:style>
    <style:style style:name="T15" style:family="text">
      <style:text-properties fo:color="#000000" loext:opacity="100%" fo:font-style="normal" fo:font-weight="bold" officeooo:rsid="00075c42" style:font-style-asian="normal" style:font-weight-asian="bold"/>
    </style:style>
    <style:style style:name="T16" style:family="text">
      <style:text-properties fo:color="#000000" loext:opacity="100%" fo:font-style="normal" fo:font-weight="bold" style:font-style-asian="normal" style:font-weight-asian="bold"/>
    </style:style>
    <style:style style:name="T17" style:family="text">
      <style:text-properties fo:color="#000000" loext:opacity="100%" fo:font-style="normal" fo:font-weight="normal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5">R</text:span><text:span text:style-name="T16">EPASO UNIDAD 5-</text:span><text:span text:style-name="T15">XPath</text:span></text:p>
      <text:p text:style-name="P3"><text:span text:style-name="T16">1- Responder con el “location path” que serviría para obtener en cada cuestión lo que se pide</text:span></text:p>
      <text:p text:style-name="P3"><text:span text:style-name="T16">en ella.</text:span></text:p>
      <text:p text:style-name="P1"><text:span text:style-name="T17">1. Nombre de la Universidad.</text:span></text:p>
      <text:p text:style-name="P1"><text:span text:style-name="T17">2. País de la Universidad.</text:span></text:p>
      <text:p text:style-name="P1"><text:span text:style-name="T17">3. Nombres de las Carreras:</text:span></text:p>
      <text:p text:style-name="P1"><text:span text:style-name="T17">4. Años de plan de estudio de las carreras:</text:span></text:p>
      <text:p text:style-name="P1"><text:span text:style-name="T17">5. Nombres y apellidos de todos los alumnos:</text:span></text:p>
      <text:p text:style-name="P1"><text:span text:style-name="T17">6. Identificadores de todas las carreras:</text:span></text:p>
      <text:p text:style-name="P1"><text:span text:style-name="T17">7. Datos de la carrera cuyo id es c01:</text:span></text:p>
      <text:p text:style-name="P1"><text:span text:style-name="T17">8. Centro en que se estudia de la carrera cuyo id es c02:</text:span></text:p>
      <text:p text:style-name="P1"><text:span text:style-name="T17">9. Nombre de las carreras que tengan subdirector:</text:span></text:p>
      <text:p text:style-name="P1"><text:span text:style-name="T17">10. Nombre de los alumnos que estén haciendo proyecto:</text:span></text:p>
      <text:p text:style-name="P1"><text:span text:style-name="T17">11. Códigos de las carreras en las que hay algún alumno matriculado:</text:span></text:p>
      <text:p text:style-name="P1"><text:span text:style-name="T17">12. Apellidos y Nombre de los alumnos con beca:</text:span></text:p>
      <text:p text:style-name="P1"><text:span text:style-name="T17">13. Nombre de las asignaturas de la titulación c04:</text:span></text:p>
      <text:p text:style-name="P1"><text:span text:style-name="T17">14. Nombre de las asignaturas de segundo trimestre:</text:span></text:p>
      <text:p text:style-name="P1"><text:span text:style-name="T17">15. Nombre de las asignaturas que no tienen 4 créditos teóricos:</text:span></text:p>
      <text:p text:style-name="P1"><text:span text:style-name="T17">16. Código de la carrera que estudia el último alumno:</text:span></text:p>
      <text:p text:style-name="P1"><text:span text:style-name="T17">17. Código de las asignaturas que estudian mujeres:</text:span></text:p>
      <text:p text:style-name="P1"><text:span text:style-name="T17">18. Nombre de los alumnos que matriculados en la asignatura a02:</text:span></text:p>
      <text:p text:style-name="P1"><text:span text:style-name="T17">19. Códigos de las carreras que estudian los alumnos matriculados en alguna asignatura.</text:span></text:p>
      <text:p text:style-name="P1"><text:span text:style-name="T17">20. Apellidos de todos los hombres:</text:span></text:p>
      <text:p text:style-name="P1"><text:span text:style-name="T17">21. Nombre de la carrera que estudia Víctor Manuel:</text:span></text:p>
      <text:p text:style-name="P1"><text:span text:style-name="T17">22. Nombre de las asignaturas que estudia Luisa:</text:span></text:p>
      <text:p text:style-name="P1"><text:span text:style-name="T17">23. Primer apellido de los alumnos matriculados en Ingeniería del Software:</text:span></text:p>
      <text:p text:style-name="P1"><text:span text:style-name="T17">24. Nombre de las carreras que estudian los alumnos matriculados en la asignatura</text:span></text:p>
      <text:p text:style-name="P1"><text:span text:style-name="T17">Tecnología de los Alimentos:</text:span></text:p>
      <text:p text:style-name="P1"><text:span text:style-name="T17">25. Nombre de los alumnos matriculados en carreras que no tienen subdirector:</text:span></text:p>
      <text:p text:style-name="P1"><text:span text:style-name="T17">26. Nombre de las alumnos matriculados en asignaturas con 0 créditos prácticos y que</text:span></text:p>
      <text:p text:style-name="P1"><text:span text:style-name="T17">estudien la carrera de I.T. Informática :</text:span></text:p>
      <text:p text:style-name="P1"><text:span text:style-name="T17">27. Nombre de los alumnos que estudian carreras cuyos planes son anteriores a 2002:</text:span></text:p>
      <text:p text:style-name="P1"><text:span text:style-name="T17">28. Nombre carrera que ha cursado el alumno cuyo código es e04.</text:span></text:p>
      <text:p text:style-name="P1"><text:span text:style-name="T17">29. Utiliza ejes para obtener todas las asignaturas de la carrera de código c01.</text:span></text:p>
      <text:p text:style-name="P1"><text:span text:style-name="T17">30. Utiliza ejes para obtener todos los proyectos realizados por los alumnos</text:span></text:p>
      <text:p text:style-name="P1"><text:span text:style-name="T17"/></text:p>
      <text:p text:style-name="P1"><text:span text:style-name="T4">&lt;universidad&gt;</text:span></text:p>
      <text:p text:style-name="P1"><text:span text:style-name="T4">&lt;nombre&gt;Universidad de Victoria&lt;/nombre&gt;</text:span></text:p>
      <text:p text:style-name="P1"><text:span text:style-name="T4">&lt;pais&gt;España&lt;/pais&gt;</text:span></text:p>
      <text:p text:style-name="P1"><text:span text:style-name="T4">&lt;!-- CARRERAS --&gt;</text:span></text:p>
      <text:p text:style-name="P1"><text:span text:style-name="T4">&lt;carreras&gt;</text:span></text:p>
      <text:p text:style-name="P1"><text:span text:style-name="T4">&lt;carrera id="c01"&gt;</text:span></text:p>
      <text:p text:style-name="P1"><text:span text:style-name="T4">&lt;nombre&gt;I.T. Informática&lt;/nombre&gt;</text:span></text:p>
      <text:p text:style-name="P1"><text:span text:style-name="T4">&lt;plan&gt;2003&lt;/plan&gt;</text:span></text:p>
      <text:p text:style-name="P1"><text:span text:style-name="T4">&lt;creditos&gt;250&lt;/creditos&gt;</text:span></text:p>
      <text:p text:style-name="P1"><text:span text:style-name="T4">&lt;centro&gt;Escuela de Informática&lt;/centro&gt;</text:span></text:p>
      <text:p text:style-name="P1"><text:span text:style-name="T4">&lt;/carrera&gt;</text:span></text:p>
      <text:p text:style-name="P1"><text:span text:style-name="T4">&lt;carrera id="c02"&gt;</text:span></text:p>
      <text:p text:style-name="P1"><text:span text:style-name="T4">&lt;nombre&gt;Dipl. Empresariales&lt;/nombre&gt;</text:span></text:p>
      <text:p text:style-name="P1"><text:span text:style-name="T4">&lt;plan&gt;2001&lt;/plan&gt;</text:span></text:p>
      <text:p text:style-name="P1"><text:span text:style-name="T4">&lt;creditos&gt;275&lt;/creditos&gt;</text:span></text:p>
      <text:p text:style-name="P1"><text:span text:style-name="T4">&lt;centro&gt;Facultad de Ciencias Sociales&lt;/centro&gt;</text:span></text:p>
      <text:p text:style-name="P1"><text:span text:style-name="T4">&lt;/carrera&gt;</text:span></text:p>
      <text:p text:style-name="P1"><text:span text:style-name="T4">&lt;carrera id="c03"&gt;</text:span></text:p>
      <text:p text:style-name="P1"><text:span text:style-name="T4">&lt;nombre&gt;Dipl. Relaciones Laborales&lt;/nombre&gt;</text:span></text:p>
      <text:p text:style-name="P1"><text:span text:style-name="T4">&lt;plan&gt;2001&lt;/plan&gt;</text:span></text:p>
      <text:p text:style-name="P1"><text:span text:style-name="T4">&lt;creditos&gt;280&lt;/creditos&gt;</text:span></text:p>
      <text:p text:style-name="P1"><text:soft-page-break/><text:span text:style-name="T4">&lt;centro&gt;Facultad de Ciencias Sociales&lt;/centro&gt;</text:span></text:p>
      <text:p text:style-name="P1"><text:span text:style-name="T4">&lt;subdirector&gt;Alfonso Martín Luque&lt;/subdirector&gt;</text:span></text:p>
      <text:p text:style-name="P1"><text:span text:style-name="T4">&lt;/carrera&gt;</text:span></text:p>
      <text:p text:style-name="P1"><text:span text:style-name="T4">&lt;carrera id="c04"&gt;</text:span></text:p>
      <text:p text:style-name="P1"><text:span text:style-name="T4">&lt;nombre&gt;Lic. Quimica&lt;/nombre&gt;</text:span></text:p>
      <text:p text:style-name="P1"><text:span text:style-name="T4">&lt;plan&gt;2003&lt;/plan&gt;</text:span></text:p>
      <text:p text:style-name="P1"><text:span text:style-name="T4">&lt;creditos&gt;175&lt;/creditos&gt;</text:span></text:p>
      <text:p text:style-name="P1"><text:span text:style-name="T4">&lt;centro&gt;Facultad de Ciencias Experimentales&lt;/centro&gt;</text:span></text:p>
      <text:p text:style-name="P1"><text:span text:style-name="T4">&lt;/carrera&gt;</text:span></text:p>
      <text:p text:style-name="P1"><text:span text:style-name="T4">&lt;carrera id="c05"&gt;</text:span></text:p>
      <text:p text:style-name="P1"><text:span text:style-name="T4">&lt;nombre&gt;Lic. Biología&lt;/nombre&gt;</text:span></text:p>
      <text:p text:style-name="P1"><text:span text:style-name="T4">&lt;plan&gt;2001&lt;/plan&gt;</text:span></text:p>
      <text:p text:style-name="P1"><text:span text:style-name="T4">&lt;creditos&gt;175&lt;/creditos&gt;</text:span></text:p>
      <text:p text:style-name="P1"><text:span text:style-name="T4">&lt;centro&gt;Facultad de Ciencias Experimentales&lt;/centro&gt;</text:span></text:p>
      <text:p text:style-name="P1"><text:span text:style-name="T4">&lt;/carrera&gt;</text:span></text:p>
      <text:p text:style-name="P1"><text:span text:style-name="T4">&lt;carrera id="c06"&gt;</text:span></text:p>
      <text:p text:style-name="P1"><text:span text:style-name="T4">&lt;nombre&gt;Lic. Humanidades&lt;/nombre&gt;</text:span></text:p>
      <text:p text:style-name="P1"><text:span text:style-name="T4">&lt;plan&gt;1980&lt;/plan&gt;</text:span></text:p>
      <text:p text:style-name="P1"><text:span text:style-name="T4">&lt;creditos&gt;475&lt;/creditos&gt;</text:span></text:p>
      <text:p text:style-name="P1"><text:span text:style-name="T4">&lt;centro&gt;Facultad de Humanidades&lt;/centro&gt;</text:span></text:p>
      <text:p text:style-name="P1"><text:span text:style-name="T4">&lt;/carrera&gt;</text:span></text:p>
      <text:p text:style-name="P1"><text:span text:style-name="T4">&lt;/carreras&gt;</text:span></text:p>
      <text:p text:style-name="P1"><text:span text:style-name="T4">&lt;!-- ASIGNATURAS --&gt;</text:span></text:p>
      <text:p text:style-name="P1"><text:span text:style-name="T4">&lt;asignaturas&gt;</text:span></text:p>
      <text:p text:style-name="P1"><text:span text:style-name="T4">&lt;asignatura id="a01" titulacion="c01"&gt;</text:span></text:p>
      <text:p text:style-name="P1"><text:span text:style-name="T4">&lt;nombre&gt;Ofimática&lt;/nombre&gt;</text:span></text:p>
      <text:p text:style-name="P1"><text:span text:style-name="T4">&lt;creditos_teoricos&gt;3&lt;/creditos_teoricos&gt;</text:span></text:p>
      <text:p text:style-name="P1"><text:span text:style-name="T4">&lt;creditos_practicos&gt;1.5&lt;/creditos_practicos&gt;</text:span></text:p>
      <text:p text:style-name="P1"><text:span text:style-name="T4">&lt;trimestre&gt;1&lt;/trimestre&gt;</text:span></text:p>
      <text:p text:style-name="P1"><text:span text:style-name="T4">&lt;/asignatura&gt;</text:span></text:p>
      <text:p text:style-name="P1"><text:span text:style-name="T4">&lt;asignatura id="a02" titulacion="c01"&gt;</text:span></text:p>
      <text:p text:style-name="P1"><text:span text:style-name="T4">&lt;nombre&gt;Ingeniería del Software&lt;/nombre&gt;</text:span></text:p>
      <text:p text:style-name="P1"><text:span text:style-name="T4">&lt;creditos_teoricos&gt;6&lt;/creditos_teoricos&gt;</text:span></text:p>
      <text:p text:style-name="P1"><text:span text:style-name="T4">&lt;creditos_practicos&gt;1.5&lt;/creditos_practicos&gt;</text:span></text:p>
      <text:p text:style-name="P1"><text:span text:style-name="T4">&lt;trimestre&gt;2&lt;/trimestre&gt;</text:span></text:p>
      <text:p text:style-name="P1"><text:span text:style-name="T4">&lt;/asignatura&gt;</text:span></text:p>
      <text:p text:style-name="P1"><text:span text:style-name="T4">&lt;asignatura id="a03" titulacion="c02"&gt;</text:span></text:p>
      <text:p text:style-name="P1"><text:span text:style-name="T4">&lt;nombre&gt;Administración de Empresas&lt;/nombre&gt;</text:span></text:p>
      <text:p text:style-name="P1"><text:span text:style-name="T4">&lt;creditos_teoricos&gt;4&lt;/creditos_teoricos&gt;</text:span></text:p>
      <text:p text:style-name="P1"><text:span text:style-name="T4">&lt;creditos_practicos&gt;1.5&lt;/creditos_practicos&gt;</text:span></text:p>
      <text:p text:style-name="P1"><text:span text:style-name="T4">&lt;trimestre&gt;1&lt;/trimestre&gt;</text:span></text:p>
      <text:p text:style-name="P1"><text:span text:style-name="T4">&lt;/asignatura&gt;</text:span></text:p>
      <text:p text:style-name="P1"><text:span text:style-name="T4">&lt;asignatura id="a04" titulacion="c02"&gt;</text:span></text:p>
      <text:p text:style-name="P1"><text:span text:style-name="T4">&lt;nombre&gt;Derecho Internacional&lt;/nombre&gt;</text:span></text:p>
      <text:p text:style-name="P1"><text:span text:style-name="T4">&lt;creditos_teoricos&gt;4&lt;/creditos_teoricos&gt;</text:span></text:p>
      <text:p text:style-name="P1"><text:span text:style-name="T4">&lt;creditos_practicos&gt;5&lt;/creditos_practicos&gt;</text:span></text:p>
      <text:p text:style-name="P1"><text:span text:style-name="T4">&lt;trimestre&gt;1&lt;/trimestre&gt;</text:span></text:p>
      <text:p text:style-name="P1"><text:span text:style-name="T4">&lt;/asignatura&gt;</text:span></text:p>
      <text:p text:style-name="P1"><text:span text:style-name="T4">&lt;asignatura id="a05" titulacion="c04"&gt;</text:span></text:p>
      <text:p text:style-name="P1"><text:span text:style-name="T4">&lt;nombre&gt;Pedagogía&lt;/nombre&gt;</text:span></text:p>
      <text:p text:style-name="P1"><text:span text:style-name="T4">&lt;creditos_teoricos&gt;4&lt;/creditos_teoricos&gt;</text:span></text:p>
      <text:p text:style-name="P1"><text:span text:style-name="T4">&lt;creditos_practicos&gt;1.5&lt;/creditos_practicos&gt;</text:span></text:p>
      <text:p text:style-name="P1"><text:span text:style-name="T4">&lt;trimestre&gt;2&lt;/trimestre&gt;</text:span></text:p>
      <text:p text:style-name="P1"><text:span text:style-name="T4">&lt;/asignatura&gt;</text:span></text:p>
      <text:p text:style-name="P1"><text:span text:style-name="T4">&lt;asignatura id="a06" titulacion="c03"&gt;</text:span></text:p>
      <text:p text:style-name="P1"><text:span text:style-name="T4">&lt;nombre&gt;Didáctica&lt;/nombre&gt;</text:span></text:p>
      <text:p text:style-name="P1"><text:span text:style-name="T4">&lt;creditos_teoricos&gt;4&lt;/creditos_teoricos&gt;</text:span></text:p>
      <text:p text:style-name="P1"><text:soft-page-break/><text:span text:style-name="T4">&lt;creditos_practicos&gt;3&lt;/creditos_practicos&gt;</text:span></text:p>
      <text:p text:style-name="P1"><text:span text:style-name="T4">&lt;trimestre&gt;2&lt;/trimestre&gt;</text:span></text:p>
      <text:p text:style-name="P1"><text:span text:style-name="T4">&lt;/asignatura&gt;</text:span></text:p>
      <text:p text:style-name="P1"><text:span text:style-name="T4">&lt;asignatura id="a07" titulacion="c04"&gt;</text:span></text:p>
      <text:p text:style-name="P1"><text:span text:style-name="T4">&lt;nombre&gt;Tecnología de los Alimentos&lt;/nombre&gt;</text:span></text:p>
      <text:p text:style-name="P1"><text:span text:style-name="T4">&lt;creditos_teoricos&gt;1.5&lt;/creditos_teoricos&gt;</text:span></text:p>
      <text:p text:style-name="P1"><text:span text:style-name="T4">&lt;creditos_practicos&gt;7.5&lt;/creditos_practicos&gt;</text:span></text:p>
      <text:p text:style-name="P1"><text:span text:style-name="T4">&lt;trimestre&gt;2&lt;/trimestre&gt;</text:span></text:p>
      <text:p text:style-name="P1"><text:span text:style-name="T4">&lt;/asignatura&gt;</text:span></text:p>
      <text:p text:style-name="P1"><text:span text:style-name="T4">&lt;asignatura id="a08" titulacion="c01"&gt;</text:span></text:p>
      <text:p text:style-name="P1"><text:span text:style-name="T4">&lt;nombre&gt;Bases de Datos&lt;/nombre&gt;</text:span></text:p>
      <text:p text:style-name="P1"><text:span text:style-name="T4">&lt;creditos_teoricos&gt;4.5&lt;/creditos_teoricos&gt;</text:span></text:p>
      <text:p text:style-name="P1"><text:span text:style-name="T4">&lt;creditos_practicos&gt;5.5&lt;/creditos_practicos&gt;</text:span></text:p>
      <text:p text:style-name="P1"><text:span text:style-name="T4">&lt;trimestre&gt;1&lt;/trimestre&gt;</text:span></text:p>
      <text:p text:style-name="P1"><text:span text:style-name="T4">&lt;/asignatura&gt;</text:span></text:p>
      <text:p text:style-name="P1"><text:span text:style-name="T4">&lt;asignatura id="a09" titulacion="c06"&gt;</text:span></text:p>
      <text:p text:style-name="P1"><text:span text:style-name="T4">&lt;nombre&gt;Historia del Pensamiento&lt;/nombre&gt;</text:span></text:p>
      <text:p text:style-name="P1"><text:span text:style-name="T4">&lt;creditos_teoricos&gt;6&lt;/creditos_teoricos&gt;</text:span></text:p>
      <text:p text:style-name="P1"><text:span text:style-name="T4">&lt;creditos_practicos&gt;0&lt;/creditos_practicos&gt;</text:span></text:p>
      <text:p text:style-name="P1"><text:span text:style-name="T4">&lt;trimestre&gt;2&lt;/trimestre&gt;</text:span></text:p>
      <text:p text:style-name="P1"><text:span text:style-name="T4">&lt;/asignatura&gt;</text:span></text:p>
      <text:p text:style-name="P1"><text:span text:style-name="T4">&lt;/asignaturas&gt;</text:span></text:p>
      <text:p text:style-name="P1"><text:span text:style-name="T4">&lt;!-- ALUMNOS --&gt;</text:span></text:p>
      <text:p text:style-name="P1"><text:span text:style-name="T4">&lt;alumnos&gt;</text:span></text:p>
      <text:p text:style-name="P1"><text:span text:style-name="T4">&lt;alumno id="e01"&gt;</text:span></text:p>
      <text:p text:style-name="P1"><text:span text:style-name="T4">&lt;apellido1&gt;Rivas&lt;/apellido1&gt;</text:span></text:p>
      <text:p text:style-name="P1"><text:span text:style-name="T4">&lt;apellido2&gt;Santos&lt;/apellido2&gt;</text:span></text:p>
      <text:p text:style-name="P1"><text:span text:style-name="T4">&lt;nombre&gt;Víctor Manuel&lt;/nombre&gt;</text:span></text:p>
      <text:p text:style-name="P1"><text:span text:style-name="T4">&lt;sexo&gt;Hombre&lt;/sexo&gt;</text:span></text:p>
      <text:p text:style-name="P1"><text:span text:style-name="T4">&lt;estudios&gt;</text:span></text:p>
      <text:p text:style-name="P1"><text:span text:style-name="T4">&lt;carrera codigo="c01"/&gt;</text:span></text:p>
      <text:p text:style-name="P1"><text:span text:style-name="T4">&lt;asignaturas&gt;</text:span></text:p>
      <text:p text:style-name="P1"><text:span text:style-name="T4">&lt;asignatura codigo="a01"/&gt;</text:span></text:p>
      <text:p text:style-name="P1"><text:span text:style-name="T4">&lt;asignatura codigo="a03"/&gt;</text:span></text:p>
      <text:p text:style-name="P1"><text:span text:style-name="T4">&lt;asignatura codigo="a05"/&gt;</text:span></text:p>
      <text:p text:style-name="P1"><text:span text:style-name="T4">&lt;asignatura codigo="a09"/&gt;</text:span></text:p>
      <text:p text:style-name="P1"><text:span text:style-name="T4">&lt;/asignaturas&gt;</text:span></text:p>
      <text:p text:style-name="P1"><text:span text:style-name="T4">&lt;/estudios&gt;</text:span></text:p>
      <text:p text:style-name="P1"><text:span text:style-name="T4">&lt;/alumno&gt;</text:span></text:p>
      <text:p text:style-name="P1"><text:span text:style-name="T4">&lt;alumno id="e02"&gt;</text:span></text:p>
      <text:p text:style-name="P1"><text:span text:style-name="T4">&lt;apellido1&gt;Pérez&lt;/apellido1&gt;</text:span></text:p>
      <text:p text:style-name="P1"><text:span text:style-name="T4">&lt;apellido2&gt;García&lt;/apellido2&gt;</text:span></text:p>
      <text:p text:style-name="P1"><text:span text:style-name="T4">&lt;nombre&gt;Luisa&lt;/nombre&gt;</text:span></text:p>
      <text:p text:style-name="P1"><text:span text:style-name="T4">&lt;sexo&gt;Mujer&lt;/sexo&gt;</text:span></text:p>
      <text:p text:style-name="P1"><text:span text:style-name="T4">&lt;estudios&gt;</text:span></text:p>
      <text:p text:style-name="P1"><text:span text:style-name="T4">&lt;carrera codigo="c02"/&gt;</text:span></text:p>
      <text:p text:style-name="P1"><text:span text:style-name="T4">&lt;asignaturas&gt;</text:span></text:p>
      <text:p text:style-name="P1"><text:span text:style-name="T4">&lt;asignatura codigo="a02"/&gt;</text:span></text:p>
      <text:p text:style-name="P1"><text:span text:style-name="T4">&lt;asignatura codigo="a01"/&gt;</text:span></text:p>
      <text:p text:style-name="P1"><text:span text:style-name="T4">&lt;/asignaturas&gt;</text:span></text:p>
      <text:p text:style-name="P1"><text:span text:style-name="T4">&lt;proyecto&gt;Web de IBM.com&lt;/proyecto&gt;</text:span></text:p>
      <text:p text:style-name="P1"><text:span text:style-name="T4">&lt;/estudios&gt;</text:span></text:p>
      <text:p text:style-name="P1"><text:span text:style-name="T4">&lt;/alumno&gt;</text:span></text:p>
      <text:p text:style-name="P1"><text:span text:style-name="T4">&lt;alumno id="e03" beca="si"&gt;</text:span></text:p>
      <text:p text:style-name="P1"><text:span text:style-name="T4">&lt;apellido1&gt;Pérez&lt;/apellido1&gt;</text:span></text:p>
      <text:p text:style-name="P1"><text:span text:style-name="T4">&lt;apellido2&gt;Romero&lt;/apellido2&gt;</text:span></text:p>
      <text:p text:style-name="P1"><text:span text:style-name="T4">&lt;nombre&gt;Fernando&lt;/nombre&gt;</text:span></text:p>
      <text:p text:style-name="P1"><text:soft-page-break/><text:span text:style-name="T4">&lt;sexo&gt;Hombre&lt;/sexo&gt;</text:span></text:p>
      <text:p text:style-name="P1"><text:span text:style-name="T4">&lt;estudios&gt;</text:span></text:p>
      <text:p text:style-name="P1"><text:span text:style-name="T4">&lt;carrera codigo="c02"/&gt;</text:span></text:p>
      <text:p text:style-name="P1"><text:span text:style-name="T4">&lt;asignaturas&gt;</text:span></text:p>
      <text:p text:style-name="P1"><text:span text:style-name="T4">&lt;asignatura codigo="a02"/&gt;</text:span></text:p>
      <text:p text:style-name="P1"><text:span text:style-name="T4">&lt;asignatura codigo="a01"/&gt;</text:span></text:p>
      <text:p text:style-name="P1"><text:span text:style-name="T4">&lt;asignatura codigo="a04"/&gt;</text:span></text:p>
      <text:p text:style-name="P1"><text:span text:style-name="T4">&lt;asignatura codigo="a09"/&gt;</text:span></text:p>
      <text:p text:style-name="P1"><text:span text:style-name="T4">&lt;/asignaturas&gt;</text:span></text:p>
      <text:p text:style-name="P1"><text:span text:style-name="T4">&lt;/estudios&gt;</text:span></text:p>
      <text:p text:style-name="P1"><text:span text:style-name="T4">&lt;/alumno&gt;</text:span></text:p>
      <text:p text:style-name="P1"><text:span text:style-name="T4">&lt;alumno id="e04"&gt;</text:span></text:p>
      <text:p text:style-name="P1"><text:span text:style-name="T4">&lt;apellido1&gt;Avalón&lt;/apellido1&gt;</text:span></text:p>
      <text:p text:style-name="P1"><text:span text:style-name="T4">&lt;apellido2&gt;Jiménez&lt;/apellido2&gt;</text:span></text:p>
      <text:p text:style-name="P1"><text:span text:style-name="T4">&lt;nombre&gt;María&lt;/nombre&gt;</text:span></text:p>
      <text:p text:style-name="P1"><text:span text:style-name="T4">&lt;sexo&gt;Mujer&lt;/sexo&gt;</text:span></text:p>
      <text:p text:style-name="P1"><text:span text:style-name="T4">&lt;estudios&gt;</text:span></text:p>
      <text:p text:style-name="P1"><text:span text:style-name="T4">&lt;carrera codigo="c01"/&gt;</text:span></text:p>
      <text:p text:style-name="P1"><text:span text:style-name="T4">&lt;asignaturas&gt;</text:span></text:p>
      <text:p text:style-name="P1"><text:span text:style-name="T4">&lt;asignatura codigo="a02"/&gt;</text:span></text:p>
      <text:p text:style-name="P1"><text:span text:style-name="T4">&lt;asignatura codigo="a01"/&gt;</text:span></text:p>
      <text:p text:style-name="P1"><text:span text:style-name="T4">&lt;asignatura codigo="a07"/&gt;</text:span></text:p>
      <text:p text:style-name="P1"><text:span text:style-name="T4">&lt;/asignaturas&gt;</text:span></text:p>
      <text:p text:style-name="P1"><text:span text:style-name="T4">&lt;proyecto&gt;Estudio de Salinidad del Pantano Iris&lt;/proyecto&gt;</text:span></text:p>
      <text:p text:style-name="P1"><text:span text:style-name="T4">&lt;/estudios&gt;</text:span></text:p>
      <text:p text:style-name="P1"><text:span text:style-name="T4">&lt;/alumno&gt;</text:span></text:p>
      <text:p text:style-name="P1"><text:span text:style-name="T4">&lt;/alumnos&gt;</text:span></text:p>
      <text:p text:style-name="P1"><text:span text:style-name="T4">&lt;/universidad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3T16:28:22.093000000</meta:creation-date>
    <dc:date>2023-04-13T16:31:40.203000000</dc:date>
    <meta:editing-duration>PT3M18S</meta:editing-duration>
    <meta:editing-cycles>1</meta:editing-cycles>
    <meta:document-statistic meta:table-count="0" meta:image-count="0" meta:object-count="0" meta:page-count="4" meta:paragraph-count="198" meta:word-count="591" meta:character-count="6010" meta:non-whitespace-character-count="5620"/>
    <meta:generator>LibreOffice/7.1.4.2$Windows_X86_64 LibreOffice_project/a529a4fab45b75fefc5b6226684193eb000654f6</meta:generator>
  </office:meta>
</office:document-meta>
</file>